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9D9D9"/>
      <style:text-properties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9D9D9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65125cm" style:use-optimal-column-width="true"/>
    </style:style>
    <style:style style:name="co2" style:family="table-column">
      <style:table-column-properties fo:break-before="auto" style:column-width="3.38666666666667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5.84729166666667cm" style:use-optimal-column-width="true"/>
    </style:style>
    <style:style style:name="co5" style:family="table-column">
      <style:table-column-properties fo:break-before="auto" style:column-width="3.62479166666667cm" style:use-optimal-column-width="true"/>
    </style:style>
    <style:style style:name="co6" style:family="table-column">
      <style:table-column-properties fo:break-before="auto" style:column-width="5.87375cm" style:use-optimal-column-width="true"/>
    </style:style>
    <style:style style:name="ro1" style:family="table-row">
      <style:table-row-properties style:row-height="38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ZIEWCZYNKI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16377" table:default-cell-style-name="ce1"/>
        <table:table-row table:style-name="ro1">
          <table:table-cell office:value-type="string" table:number-columns-spanned="2" table:number-rows-spanned="1" table:style-name="ce4">
            <text:p>Imiona nadane dzieciom ur. w okresie 01.01-30.06.2017 r., w podziale na płeć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string" table:style-name="ce2">
            <text:p>NADANE IMIĘ</text:p>
          </table:table-cell>
          <table:table-cell office:value-type="string" table:style-name="ce2">
            <table:cell-range-source table:name="DZIEWCZYNKI" table:last-column-spanned="1" table:last-row-spanned="526" xlink:href="D:\PROBY_MC\IMIONA\NADANE_20170101-20170630\DZIEWCZYNKI.csv"/>
            <text:p>LICZBA</text:p>
          </table:table-cell>
          <table:table-cell table:number-columns-repeated="4" table:style-name="ce1"/>
          <table:table-cell office:value-type="string" table:style-name="ce3">
            <text:p>STAN BAZY PESEL NA 24.08.2017 R.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JULIA</text:p>
          </table:table-cell>
          <table:table-cell office:value-type="float" office:value="4677" table:style-name="ce1">
            <text:p>467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UZANNA</text:p>
          </table:table-cell>
          <table:table-cell office:value-type="float" office:value="4587" table:style-name="ce1">
            <text:p>458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JA</text:p>
          </table:table-cell>
          <table:table-cell office:value-type="float" office:value="4108" table:style-name="ce1">
            <text:p>410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OFIA</text:p>
          </table:table-cell>
          <table:table-cell office:value-type="float" office:value="4081" table:style-name="ce1">
            <text:p>408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ENA</text:p>
          </table:table-cell>
          <table:table-cell office:value-type="float" office:value="3989" table:style-name="ce1">
            <text:p>398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ANNA</text:p>
          </table:table-cell>
          <table:table-cell office:value-type="float" office:value="3949" table:style-name="ce1">
            <text:p>394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MELIA</text:p>
          </table:table-cell>
          <table:table-cell office:value-type="float" office:value="3161" table:style-name="ce1">
            <text:p>316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LICJA</text:p>
          </table:table-cell>
          <table:table-cell office:value-type="float" office:value="2994" table:style-name="ce1">
            <text:p>299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LEKSANDRA</text:p>
          </table:table-cell>
          <table:table-cell office:value-type="float" office:value="2784" table:style-name="ce1">
            <text:p>278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LIWIA</text:p>
          </table:table-cell>
          <table:table-cell office:value-type="float" office:value="2646" table:style-name="ce1">
            <text:p>264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RIA</text:p>
          </table:table-cell>
          <table:table-cell office:value-type="float" office:value="2604" table:style-name="ce1">
            <text:p>260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ATALIA</text:p>
          </table:table-cell>
          <table:table-cell office:value-type="float" office:value="2361" table:style-name="ce1">
            <text:p>236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WIKTORIA</text:p>
          </table:table-cell>
          <table:table-cell office:value-type="float" office:value="2263" table:style-name="ce1">
            <text:p>226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MILIA</text:p>
          </table:table-cell>
          <table:table-cell office:value-type="float" office:value="2215" table:style-name="ce1">
            <text:p>221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NTONINA</text:p>
          </table:table-cell>
          <table:table-cell office:value-type="float" office:value="2008" table:style-name="ce1">
            <text:p>20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AURA</text:p>
          </table:table-cell>
          <table:table-cell office:value-type="float" office:value="1849" table:style-name="ce1">
            <text:p>18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NA</text:p>
          </table:table-cell>
          <table:table-cell office:value-type="float" office:value="1652" table:style-name="ce1">
            <text:p>16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GA</text:p>
          </table:table-cell>
          <table:table-cell office:value-type="float" office:value="1639" table:style-name="ce1">
            <text:p>16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LIANA</text:p>
          </table:table-cell>
          <table:table-cell office:value-type="float" office:value="1594" table:style-name="ce1">
            <text:p>15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LA</text:p>
          </table:table-cell>
          <table:table-cell office:value-type="float" office:value="1583" table:style-name="ce1">
            <text:p>15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DIA</text:p>
          </table:table-cell>
          <table:table-cell office:value-type="float" office:value="1508" table:style-name="ce1">
            <text:p>15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BRIELA</text:p>
          </table:table-cell>
          <table:table-cell office:value-type="float" office:value="1466" table:style-name="ce1">
            <text:p>146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CELINA</text:p>
          </table:table-cell>
          <table:table-cell office:value-type="float" office:value="1438" table:style-name="ce1">
            <text:p>14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CHALINA</text:p>
          </table:table-cell>
          <table:table-cell office:value-type="float" office:value="1300" table:style-name="ce1">
            <text:p>130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IKOLA</text:p>
          </table:table-cell>
          <table:table-cell office:value-type="float" office:value="1298" table:style-name="ce1">
            <text:p>12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LENA</text:p>
          </table:table-cell>
          <table:table-cell office:value-type="float" office:value="1264" table:style-name="ce1">
            <text:p>12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LENA</text:p>
          </table:table-cell>
          <table:table-cell office:value-type="float" office:value="1256" table:style-name="ce1">
            <text:p>12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RNELIA</text:p>
          </table:table-cell>
          <table:table-cell office:value-type="float" office:value="1245" table:style-name="ce1">
            <text:p>12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TYNA</text:p>
          </table:table-cell>
          <table:table-cell office:value-type="float" office:value="1228" table:style-name="ce1">
            <text:p>12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AGODA</text:p>
          </table:table-cell>
          <table:table-cell office:value-type="float" office:value="947" table:style-name="ce1">
            <text:p>9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ROLINA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GATA</text:p>
          </table:table-cell>
          <table:table-cell office:value-type="float" office:value="915" table:style-name="ce1">
            <text:p>9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INA</text:p>
          </table:table-cell>
          <table:table-cell office:value-type="float" office:value="882" table:style-name="ce1">
            <text:p>8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GDALENA</text:p>
          </table:table-cell>
          <table:table-cell office:value-type="float" office:value="881" table:style-name="ce1">
            <text:p>8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RONIKA</text:p>
          </table:table-cell>
          <table:table-cell office:value-type="float" office:value="834" table:style-name="ce1">
            <text:p>8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RBARA</text:p>
          </table:table-cell>
          <table:table-cell office:value-type="float" office:value="787" table:style-name="ce1">
            <text:p>7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LANKA</text:p>
          </table:table-cell>
          <table:table-cell office:value-type="float" office:value="775" table:style-name="ce1">
            <text:p>7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ŁUCJA</text:p>
          </table:table-cell>
          <table:table-cell office:value-type="float" office:value="729" table:style-name="ce1">
            <text:p>7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JA</text:p>
          </table:table-cell>
          <table:table-cell office:value-type="float" office:value="727" table:style-name="ce1">
            <text:p>7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INGA</text:p>
          </table:table-cell>
          <table:table-cell office:value-type="float" office:value="603" table:style-name="ce1">
            <text:p>6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ASTAZJA</text:p>
          </table:table-cell>
          <table:table-cell office:value-type="float" office:value="600" table:style-name="ce1">
            <text:p>60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ELA</text:p>
          </table:table-cell>
          <table:table-cell office:value-type="float" office:value="575" table:style-name="ce1">
            <text:p>5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OANNA</text:p>
          </table:table-cell>
          <table:table-cell office:value-type="float" office:value="549" table:style-name="ce1">
            <text:p>5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LARA</text:p>
          </table:table-cell>
          <table:table-cell office:value-type="float" office:value="548" table:style-name="ce1">
            <text:p>5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ŁGORZATA</text:p>
          </table:table-cell>
          <table:table-cell office:value-type="float" office:value="532" table:style-name="ce1">
            <text:p>5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ULINA</text:p>
          </table:table-cell>
          <table:table-cell office:value-type="float" office:value="508" table:style-name="ce1">
            <text:p>5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LIANNA</text:p>
          </table:table-cell>
          <table:table-cell office:value-type="float" office:value="507" table:style-name="ce1">
            <text:p>5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TA</text:p>
          </table:table-cell>
          <table:table-cell office:value-type="float" office:value="506" table:style-name="ce1">
            <text:p>5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TARZYNA</text:p>
          </table:table-cell>
          <table:table-cell office:value-type="float" office:value="476" table:style-name="ce1">
            <text:p>4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ZABELA</text:p>
          </table:table-cell>
          <table:table-cell office:value-type="float" office:value="458" table:style-name="ce1">
            <text:p>4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TYLDA</text:p>
          </table:table-cell>
          <table:table-cell office:value-type="float" office:value="457" table:style-name="ce1">
            <text:p>4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ARA</text:p>
          </table:table-cell>
          <table:table-cell office:value-type="float" office:value="455" table:style-name="ce1">
            <text:p>45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IELA</text:p>
          </table:table-cell>
          <table:table-cell office:value-type="float" office:value="437" table:style-name="ce1">
            <text:p>4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LAUDIA</text:p>
          </table:table-cell>
          <table:table-cell office:value-type="float" office:value="407" table:style-name="ce1">
            <text:p>4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IZA</text:p>
          </table:table-cell>
          <table:table-cell office:value-type="float" office:value="377" table:style-name="ce1">
            <text:p>37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ÓŻA</text:p>
          </table:table-cell>
          <table:table-cell office:value-type="float" office:value="375" table:style-name="ce1">
            <text:p>3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TRYCJA</text:p>
          </table:table-cell>
          <table:table-cell office:value-type="float" office:value="374" table:style-name="ce1">
            <text:p>3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OMINIKA</text:p>
          </table:table-cell>
          <table:table-cell office:value-type="float" office:value="368" table:style-name="ce1">
            <text:p>3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WA</text:p>
          </table:table-cell>
          <table:table-cell office:value-type="float" office:value="358" table:style-name="ce1">
            <text:p>3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OZALIA</text:p>
          </table:table-cell>
          <table:table-cell office:value-type="float" office:value="327" table:style-name="ce1">
            <text:p>3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RIANNA</text:p>
          </table:table-cell>
          <table:table-cell office:value-type="float" office:value="321" table:style-name="ce1">
            <text:p>3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RSZULA</text:p>
          </table:table-cell>
          <table:table-cell office:value-type="float" office:value="321" table:style-name="ce1">
            <text:p>3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LINA</text:p>
          </table:table-cell>
          <table:table-cell office:value-type="float" office:value="314" table:style-name="ce1">
            <text:p>3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LGA</text:p>
          </table:table-cell>
          <table:table-cell office:value-type="float" office:value="311" table:style-name="ce1">
            <text:p>3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DIA</text:p>
          </table:table-cell>
          <table:table-cell office:value-type="float" office:value="286" table:style-name="ce1">
            <text:p>2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WIA</text:p>
          </table:table-cell>
          <table:table-cell office:value-type="float" office:value="265" table:style-name="ce1">
            <text:p>2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LWINA</text:p>
          </table:table-cell>
          <table:table-cell office:value-type="float" office:value="258" table:style-name="ce1">
            <text:p>2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MILA</text:p>
          </table:table-cell>
          <table:table-cell office:value-type="float" office:value="254" table:style-name="ce1">
            <text:p>2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IANKA</text:p>
          </table:table-cell>
          <table:table-cell office:value-type="float" office:value="241" table:style-name="ce1">
            <text:p>2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RIA</text:p>
          </table:table-cell>
          <table:table-cell office:value-type="float" office:value="229" table:style-name="ce1">
            <text:p>2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IANNA</text:p>
          </table:table-cell>
          <table:table-cell office:value-type="float" office:value="223" table:style-name="ce1">
            <text:p>2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ELANIA</text:p>
          </table:table-cell>
          <table:table-cell office:value-type="float" office:value="219" table:style-name="ce1">
            <text:p>2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URELIA</text:p>
          </table:table-cell>
          <table:table-cell office:value-type="float" office:value="212" table:style-name="ce1">
            <text:p>2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ANDRA</text:p>
          </table:table-cell>
          <table:table-cell office:value-type="float" office:value="203" table:style-name="ce1">
            <text:p>2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OROTA</text:p>
          </table:table-cell>
          <table:table-cell office:value-type="float" office:value="200" table:style-name="ce1">
            <text:p>20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IKA</text:p>
          </table:table-cell>
          <table:table-cell office:value-type="float" office:value="190" table:style-name="ce1">
            <text:p>1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A</text:p>
          </table:table-cell>
          <table:table-cell office:value-type="float" office:value="178" table:style-name="ce1">
            <text:p>1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A</text:p>
          </table:table-cell>
          <table:table-cell office:value-type="float" office:value="164" table:style-name="ce1">
            <text:p>1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NGA</text:p>
          </table:table-cell>
          <table:table-cell office:value-type="float" office:value="162" table:style-name="ce1">
            <text:p>1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OWITA</text:p>
          </table:table-cell>
          <table:table-cell office:value-type="float" office:value="156" table:style-name="ce1">
            <text:p>1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ZOJA</text:p>
          </table:table-cell>
          <table:table-cell office:value-type="float" office:value="148" table:style-name="ce1">
            <text:p>1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GMARA</text:p>
          </table:table-cell>
          <table:table-cell office:value-type="float" office:value="147" table:style-name="ce1">
            <text:p>1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OKSANA</text:p>
          </table:table-cell>
          <table:table-cell office:value-type="float" office:value="147" table:style-name="ce1">
            <text:p>1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RINA</text:p>
          </table:table-cell>
          <table:table-cell office:value-type="float" office:value="145" table:style-name="ce1">
            <text:p>1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LIVIA</text:p>
          </table:table-cell>
          <table:table-cell office:value-type="float" office:value="144" table:style-name="ce1">
            <text:p>14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DA</text:p>
          </table:table-cell>
          <table:table-cell office:value-type="float" office:value="143" table:style-name="ce1">
            <text:p>1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UIZA</text:p>
          </table:table-cell>
          <table:table-cell office:value-type="float" office:value="140" table:style-name="ce1">
            <text:p>1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ASZA</text:p>
          </table:table-cell>
          <table:table-cell office:value-type="float" office:value="137" table:style-name="ce1">
            <text:p>1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GNIESZKA</text:p>
          </table:table-cell>
          <table:table-cell office:value-type="float" office:value="136" table:style-name="ce1">
            <text:p>1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JA</text:p>
          </table:table-cell>
          <table:table-cell office:value-type="float" office:value="133" table:style-name="ce1">
            <text:p>13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NA</text:p>
          </table:table-cell>
          <table:table-cell office:value-type="float" office:value="132" table:style-name="ce1">
            <text:p>1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LA</text:p>
          </table:table-cell>
          <table:table-cell office:value-type="float" office:value="128" table:style-name="ce1">
            <text:p>1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IKA</text:p>
          </table:table-cell>
          <table:table-cell office:value-type="float" office:value="128" table:style-name="ce1">
            <text:p>1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POLONIA</text:p>
          </table:table-cell>
          <table:table-cell office:value-type="float" office:value="126" table:style-name="ce1">
            <text:p>1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USTYNA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IANA</text:p>
          </table:table-cell>
          <table:table-cell office:value-type="float" office:value="113" table:style-name="ce1">
            <text:p>1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MMA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ULITA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AGNA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EL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ITA</text:p>
          </table:table-cell>
          <table:table-cell office:value-type="float" office:value="91" table:style-name="ce1">
            <text:p>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ADWIGA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LENA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ESSA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ELA</text:p>
          </table:table-cell>
          <table:table-cell office:value-type="float" office:value="85" table:style-name="ce1">
            <text:p>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ICOLA</text:p>
          </table:table-cell>
          <table:table-cell office:value-type="float" office:value="84" table:style-name="ce1">
            <text:p>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ŻBIETA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LIA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INA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WELINA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ITA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ANINA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CTORIA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ANDA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ELINA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NIA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UDYTA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USTYNA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A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TYLIA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FANIA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LA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ULIANNA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ANCJA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ABINA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ESSICA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AŚMINA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LA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ESA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STERA</text:p>
          </table:table-cell>
          <table:table-cell office:value-type="float" office:value="57" table:style-name="ce1">
            <text:p>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GDA</text:p>
          </table:table-cell>
          <table:table-cell office:value-type="float" office:value="57" table:style-name="ce1">
            <text:p>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RYSTYNA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MANDA</text:p>
          </table:table-cell>
          <table:table-cell office:value-type="float" office:value="55" table:style-name="ce1">
            <text:p>5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YLWIA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OEMI</text:p>
          </table:table-cell>
          <table:table-cell office:value-type="float" office:value="49" table:style-name="ce1">
            <text:p>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ZABELLA</text:p>
          </table:table-cell>
          <table:table-cell office:value-type="float" office:value="49" table:style-name="ce1">
            <text:p>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ULA</text:p>
          </table:table-cell>
          <table:table-cell office:value-type="float" office:value="49" table:style-name="ce1">
            <text:p>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MARA</text:p>
          </table:table-cell>
          <table:table-cell office:value-type="float" office:value="49" table:style-name="ce1">
            <text:p>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FIA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NES</text:p>
          </table:table-cell>
          <table:table-cell office:value-type="float" office:value="45" table:style-name="ce1">
            <text:p>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YA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NUTA</text:p>
          </table:table-cell>
          <table:table-cell office:value-type="float" office:value="43" table:style-name="ce1">
            <text:p>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ARA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ICOLE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VIA</text:p>
          </table:table-cell>
          <table:table-cell office:value-type="float" office:value="39" table:style-name="ce1">
            <text:p>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RENA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ANCISZKA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TONIA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GELIKA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TIANA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RIANA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LICJA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UCYNA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KTORIA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ATA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LORIA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NKA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OMI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AMANTA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DYTA</text:p>
          </table:table-cell>
          <table:table-cell office:value-type="float" office:value="31" table:style-name="ce1">
            <text:p>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PHIE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ANA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RMINA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ANESSA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ETA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LINA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NORATA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ARYSA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OBRAWA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ELENA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MILY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LIA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URORA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LORENTYNA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LA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NEZ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LLY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IANCA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CELA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RA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KTAWIA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SENIA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IANA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GNA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ANNAH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TYCJA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ZOE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LLA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ŻANETA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RIAM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ALINA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WIRA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LIMPIA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CJANNA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LONA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ICIA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ANA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DŻELIKA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PHIA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LY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RMEN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AILA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ARAH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EXANDRA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ECYLIA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OLANTA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ELLA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OBROSŁAWA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IACYNTA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JKA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WONA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DALIA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RAŻYNA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BIGAIL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IANNA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VA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LORA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RELLA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AYLA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ELL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RIANA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ANISŁAWA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LEMENTYNA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ELISA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IRA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YGIDA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IKA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BRIELLA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IA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ÓZEFINA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INA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RENIKA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OBROCHNA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YLA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GUMIŁA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UNA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ILA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NA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VIEN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UDMIŁA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LANA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IKA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RETA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ABELLA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OXANA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LI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GNA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OLETTA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FIJA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IETTA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ISA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ENNIFER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ALSZKA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ABELLA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LOE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IANA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LINA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ZENA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YA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ZOYA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LETA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OMA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ATOLA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ELLY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CHELLE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ORENA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LENA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ZA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ALERIA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SIA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RYKA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UKRECJA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LA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BEKA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VIENNE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STIA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MELA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ICOL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LLA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IAM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GINA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ELESTYNA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ASHA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ASMIN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IKOLINA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ZARA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IOLA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ITA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ANESA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ŻESIKA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ESSIKA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MY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RANDA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ULIANA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ŻENA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ICE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A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SANDRA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KSANA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VIANA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ELANIE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STAZJA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ARLOTTE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IARA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OBROMIŁA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LLI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YNTIA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GELINA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YSIA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ÉNA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ABRINA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IADNA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OUISA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ASTASIA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MANUELA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DREA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RONICA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DZIEJA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ENA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ELAJDA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ISA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ELA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MILA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RNADETTA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ARA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ZUZA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SA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OLETA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RNADETA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NATA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CHAELA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MIRA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ABELLE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FELIA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ASMIN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IZABETH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IA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IE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ELISSA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DLE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R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TRICI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ZOSI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Z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ENELOPE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ID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RIS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ANCESC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CHEL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LERI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ARISS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AH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IF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ELI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UDWIK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K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OELI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GI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DET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ISABETH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RACE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I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MELIE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GUSŁAW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GEL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TI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RACJ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ELI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ESJ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LIK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YNTI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LANC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ROSŁAW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RL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LL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ELI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IKOL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UZANN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Z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MALI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ONI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ONI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GARIT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UT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BOR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Y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ELINE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DJ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IS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ÓZEF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OSANN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IAR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OL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WIAN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NIEL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IL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DON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ELIN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ASH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TILD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ULIET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LENTIN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I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TICI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NJ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Y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MON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SY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THEN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UGUSTYN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Y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YL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YSS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J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AID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ALI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BIOL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É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EL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ZOË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WIAN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L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ASMIN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AVANNAH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USTIN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BI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THILD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Y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ANTAL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M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YBILL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LIA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UCI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FI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ISH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LIT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ASTASII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ROLIN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WOJK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ALIYAH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GATH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ALM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LFIN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NGRI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LITH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MI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NUEL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ELLI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EGA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IBIANN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RME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L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M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LLY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ONOR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ISZ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YAH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ID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LETT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YL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LBIN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SJAN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IAM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ANK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DOCHN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ZLAT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LE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ELLI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MILL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UGENI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Z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MIN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AN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UZANN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ŁAW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Y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CTAVI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RONIK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AGIENK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ARIS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TALEY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ND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LLIAN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GATH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ES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DIN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OSEPHIN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ZEYNEP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IDI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HOEB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MMY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IEM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EDIN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NABELL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UMIR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OS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DZELIK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FI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ASMIN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NDI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SCAD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LIANN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ESIK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ERYEM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USANN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LEN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OLETT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BIN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SYMEN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LLEN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EYN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IS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DETT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V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ANOR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GARYT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AVINI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YN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YAM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Ł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IN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TIM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049" table:style-name="ro2">
          <table:table-cell table:number-columns-repeated="16384"/>
        </table:table-row>
        <table:named-expressions>
          <table:named-range table:name="DZIEWCZYNKI" table:cell-range-address="DZIEWCZYNKI.$B$2:DZIEWCZYNKI.$B$527" table:base-cell-address="DZIEWCZYNKI.$A$1"/>
        </table:named-expressions>
      </table:table>
      <table:table table:name="CHŁOPCY" table:style-name="ta2">
        <table:table-column table:style-name="co5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6" table:default-cell-style-name="ce1"/>
        <table:table-column table:style-name="co3" table:number-columns-repeated="16377" table:default-cell-style-name="ce1"/>
        <table:table-row table:style-name="ro2">
          <table:table-cell office:value-type="string" table:style-name="ce2">
            <text:p>NADANE IMIĘ</text:p>
          </table:table-cell>
          <table:table-cell office:value-type="string" table:style-name="ce2">
            <table:cell-range-source table:name="CHŁOPCY" table:last-column-spanned="1" table:last-row-spanned="486" xlink:href="D:\PROBY_MC\IMIONA\NADANE_20170101-20170630\CHŁOPCY.csv"/>
            <text:p>LICZBA</text:p>
          </table:table-cell>
          <table:table-cell table:number-columns-repeated="4" table:style-name="ce1"/>
          <table:table-cell office:value-type="string" table:style-name="ce3">
            <text:p>STAN BAZY PESEL NA 24.08.2017 R.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NTONI</text:p>
          </table:table-cell>
          <table:table-cell office:value-type="float" office:value="5015" table:style-name="ce1">
            <text:p>501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AKUB</text:p>
          </table:table-cell>
          <table:table-cell office:value-type="float" office:value="4505" table:style-name="ce1">
            <text:p>450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AN</text:p>
          </table:table-cell>
          <table:table-cell office:value-type="float" office:value="4165" table:style-name="ce1">
            <text:p>416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ZYMON</text:p>
          </table:table-cell>
          <table:table-cell office:value-type="float" office:value="4089" table:style-name="ce1">
            <text:p>408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RANCISZEK</text:p>
          </table:table-cell>
          <table:table-cell office:value-type="float" office:value="3447" table:style-name="ce1">
            <text:p>344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ILIP</text:p>
          </table:table-cell>
          <table:table-cell office:value-type="float" office:value="3447" table:style-name="ce1">
            <text:p>344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LEKSANDER</text:p>
          </table:table-cell>
          <table:table-cell office:value-type="float" office:value="3290" table:style-name="ce1">
            <text:p>329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WOJCIECH</text:p>
          </table:table-cell>
          <table:table-cell office:value-type="float" office:value="3145" table:style-name="ce1">
            <text:p>314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CPER</text:p>
          </table:table-cell>
          <table:table-cell office:value-type="float" office:value="3042" table:style-name="ce1">
            <text:p>304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KOŁAJ</text:p>
          </table:table-cell>
          <table:table-cell office:value-type="float" office:value="3025" table:style-name="ce1">
            <text:p>302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DAM</text:p>
          </table:table-cell>
          <table:table-cell office:value-type="float" office:value="2543" table:style-name="ce1">
            <text:p>254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CHAŁ</text:p>
          </table:table-cell>
          <table:table-cell office:value-type="float" office:value="2440" table:style-name="ce1">
            <text:p>244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RCEL</text:p>
          </table:table-cell>
          <table:table-cell office:value-type="float" office:value="2239" table:style-name="ce1">
            <text:p>223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WIKTOR</text:p>
          </table:table-cell>
          <table:table-cell office:value-type="float" office:value="2138" table:style-name="ce1">
            <text:p>213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IOTR</text:p>
          </table:table-cell>
          <table:table-cell office:value-type="float" office:value="2034" table:style-name="ce1">
            <text:p>203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ANISŁAW</text:p>
          </table:table-cell>
          <table:table-cell office:value-type="float" office:value="2021" table:style-name="ce1">
            <text:p>20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GOR</text:p>
          </table:table-cell>
          <table:table-cell office:value-type="float" office:value="1864" table:style-name="ce1">
            <text:p>18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TEUSZ</text:p>
          </table:table-cell>
          <table:table-cell office:value-type="float" office:value="1742" table:style-name="ce1">
            <text:p>174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RTOSZ</text:p>
          </table:table-cell>
          <table:table-cell office:value-type="float" office:value="1695" table:style-name="ce1">
            <text:p>16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IKODEM</text:p>
          </table:table-cell>
          <table:table-cell office:value-type="float" office:value="1655" table:style-name="ce1">
            <text:p>165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ON</text:p>
          </table:table-cell>
          <table:table-cell office:value-type="float" office:value="1626" table:style-name="ce1">
            <text:p>16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ŁOSZ</text:p>
          </table:table-cell>
          <table:table-cell office:value-type="float" office:value="1536" table:style-name="ce1">
            <text:p>15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KSYMILIAN</text:p>
          </table:table-cell>
          <table:table-cell office:value-type="float" office:value="1522" table:style-name="ce1">
            <text:p>152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YMON</text:p>
          </table:table-cell>
          <table:table-cell office:value-type="float" office:value="1433" table:style-name="ce1">
            <text:p>143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AN</text:p>
          </table:table-cell>
          <table:table-cell office:value-type="float" office:value="1424" table:style-name="ce1">
            <text:p>14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LIWIER</text:p>
          </table:table-cell>
          <table:table-cell office:value-type="float" office:value="1422" table:style-name="ce1">
            <text:p>142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GNACY</text:p>
          </table:table-cell>
          <table:table-cell office:value-type="float" office:value="1361" table:style-name="ce1">
            <text:p>13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WID</text:p>
          </table:table-cell>
          <table:table-cell office:value-type="float" office:value="1313" table:style-name="ce1">
            <text:p>13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YMOTEUSZ</text:p>
          </table:table-cell>
          <table:table-cell office:value-type="float" office:value="1281" table:style-name="ce1">
            <text:p>12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SKAR</text:p>
          </table:table-cell>
          <table:table-cell office:value-type="float" office:value="1257" table:style-name="ce1">
            <text:p>12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ROL</text:p>
          </table:table-cell>
          <table:table-cell office:value-type="float" office:value="1138" table:style-name="ce1">
            <text:p>11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MASZ</text:p>
          </table:table-cell>
          <table:table-cell office:value-type="float" office:value="1135" table:style-name="ce1">
            <text:p>11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OMINIK</text:p>
          </table:table-cell>
          <table:table-cell office:value-type="float" office:value="1115" table:style-name="ce1">
            <text:p>11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CIEJ</text:p>
          </table:table-cell>
          <table:table-cell office:value-type="float" office:value="1105" table:style-name="ce1">
            <text:p>11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BIAN</text:p>
          </table:table-cell>
          <table:table-cell office:value-type="float" office:value="1096" table:style-name="ce1">
            <text:p>10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ULIAN</text:p>
          </table:table-cell>
          <table:table-cell office:value-type="float" office:value="1081" table:style-name="ce1">
            <text:p>10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RZYSZTOF</text:p>
          </table:table-cell>
          <table:table-cell office:value-type="float" office:value="1055" table:style-name="ce1">
            <text:p>105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AN</text:p>
          </table:table-cell>
          <table:table-cell office:value-type="float" office:value="980" table:style-name="ce1">
            <text:p>9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UBERT</text:p>
          </table:table-cell>
          <table:table-cell office:value-type="float" office:value="945" table:style-name="ce1">
            <text:p>9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WEŁ</text:p>
          </table:table-cell>
          <table:table-cell office:value-type="float" office:value="884" table:style-name="ce1">
            <text:p>8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BRIEL</text:p>
          </table:table-cell>
          <table:table-cell office:value-type="float" office:value="871" table:style-name="ce1">
            <text:p>8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TRYK</text:p>
          </table:table-cell>
          <table:table-cell office:value-type="float" office:value="798" table:style-name="ce1">
            <text:p>7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MIL</text:p>
          </table:table-cell>
          <table:table-cell office:value-type="float" office:value="782" table:style-name="ce1">
            <text:p>7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SAWERY</text:p>
          </table:table-cell>
          <table:table-cell office:value-type="float" office:value="751" table:style-name="ce1">
            <text:p>7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RTŁOMIEJ</text:p>
          </table:table-cell>
          <table:table-cell office:value-type="float" office:value="694" table:style-name="ce1">
            <text:p>6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EBASTIAN</text:p>
          </table:table-cell>
          <table:table-cell office:value-type="float" office:value="567" table:style-name="ce1">
            <text:p>5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LAF</text:p>
          </table:table-cell>
          <table:table-cell office:value-type="float" office:value="485" table:style-name="ce1">
            <text:p>4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NO</text:p>
          </table:table-cell>
          <table:table-cell office:value-type="float" office:value="475" table:style-name="ce1">
            <text:p>4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JETAN</text:p>
          </table:table-cell>
          <table:table-cell office:value-type="float" office:value="474" table:style-name="ce1">
            <text:p>4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RYSTIAN</text:p>
          </table:table-cell>
          <table:table-cell office:value-type="float" office:value="474" table:style-name="ce1">
            <text:p>4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RIAN</text:p>
          </table:table-cell>
          <table:table-cell office:value-type="float" office:value="465" table:style-name="ce1">
            <text:p>4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BA</text:p>
          </table:table-cell>
          <table:table-cell office:value-type="float" office:value="464" table:style-name="ce1">
            <text:p>4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RYS</text:p>
          </table:table-cell>
          <table:table-cell office:value-type="float" office:value="443" table:style-name="ce1">
            <text:p>4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TUR</text:p>
          </table:table-cell>
          <table:table-cell office:value-type="float" office:value="409" table:style-name="ce1">
            <text:p>4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CIN</text:p>
          </table:table-cell>
          <table:table-cell office:value-type="float" office:value="394" table:style-name="ce1">
            <text:p>3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RZEGORZ</text:p>
          </table:table-cell>
          <table:table-cell office:value-type="float" office:value="394" table:style-name="ce1">
            <text:p>3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ŁAŻEJ</text:p>
          </table:table-cell>
          <table:table-cell office:value-type="float" office:value="389" table:style-name="ce1">
            <text:p>3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ŁUKASZ</text:p>
          </table:table-cell>
          <table:table-cell office:value-type="float" office:value="358" table:style-name="ce1">
            <text:p>3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RYK</text:p>
          </table:table-cell>
          <table:table-cell office:value-type="float" office:value="353" table:style-name="ce1">
            <text:p>3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NIEL</text:p>
          </table:table-cell>
          <table:table-cell office:value-type="float" office:value="319" table:style-name="ce1">
            <text:p>3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EZARY</text:p>
          </table:table-cell>
          <table:table-cell office:value-type="float" office:value="309" table:style-name="ce1">
            <text:p>3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BIASZ</text:p>
          </table:table-cell>
          <table:table-cell office:value-type="float" office:value="301" table:style-name="ce1">
            <text:p>3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FAŁ</text:p>
          </table:table-cell>
          <table:table-cell office:value-type="float" office:value="292" table:style-name="ce1">
            <text:p>2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MIAN</text:p>
          </table:table-cell>
          <table:table-cell office:value-type="float" office:value="285" table:style-name="ce1">
            <text:p>2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OBERT</text:p>
          </table:table-cell>
          <table:table-cell office:value-type="float" office:value="284" table:style-name="ce1">
            <text:p>2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TOLD</text:p>
          </table:table-cell>
          <table:table-cell office:value-type="float" office:value="282" table:style-name="ce1">
            <text:p>2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DEUSZ</text:p>
          </table:table-cell>
          <table:table-cell office:value-type="float" office:value="281" table:style-name="ce1">
            <text:p>2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ZEMYSŁAW</text:p>
          </table:table-cell>
          <table:table-cell office:value-type="float" office:value="258" table:style-name="ce1">
            <text:p>2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DOSŁAW</text:p>
          </table:table-cell>
          <table:table-cell office:value-type="float" office:value="247" table:style-name="ce1">
            <text:p>2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RNEL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LIVIER</text:p>
          </table:table-cell>
          <table:table-cell office:value-type="float" office:value="239" table:style-name="ce1">
            <text:p>2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RAD</text:p>
          </table:table-cell>
          <table:table-cell office:value-type="float" office:value="236" table:style-name="ce1">
            <text:p>2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ESZKO</text:p>
          </table:table-cell>
          <table:table-cell office:value-type="float" office:value="232" table:style-name="ce1">
            <text:p>2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MIL</text:p>
          </table:table-cell>
          <table:table-cell office:value-type="float" office:value="226" table:style-name="ce1">
            <text:p>2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ERZY</text:p>
          </table:table-cell>
          <table:table-cell office:value-type="float" office:value="215" table:style-name="ce1">
            <text:p>2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ANIEL</text:p>
          </table:table-cell>
          <table:table-cell office:value-type="float" office:value="211" table:style-name="ce1">
            <text:p>2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EK</text:p>
          </table:table-cell>
          <table:table-cell office:value-type="float" office:value="208" table:style-name="ce1">
            <text:p>2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LAN</text:p>
          </table:table-cell>
          <table:table-cell office:value-type="float" office:value="203" table:style-name="ce1">
            <text:p>2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EX</text:p>
          </table:table-cell>
          <table:table-cell office:value-type="float" office:value="193" table:style-name="ce1">
            <text:p>1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NRYK</text:p>
          </table:table-cell>
          <table:table-cell office:value-type="float" office:value="189" table:style-name="ce1">
            <text:p>1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FAN</text:p>
          </table:table-cell>
          <table:table-cell office:value-type="float" office:value="185" table:style-name="ce1">
            <text:p>1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ÓZEF</text:p>
          </table:table-cell>
          <table:table-cell office:value-type="float" office:value="173" table:style-name="ce1">
            <text:p>17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KADIUSZ</text:p>
          </table:table-cell>
          <table:table-cell office:value-type="float" office:value="171" table:style-name="ce1">
            <text:p>1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ZIMIERZ</text:p>
          </table:table-cell>
          <table:table-cell office:value-type="float" office:value="162" table:style-name="ce1">
            <text:p>1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EKS</text:p>
          </table:table-cell>
          <table:table-cell office:value-type="float" office:value="158" table:style-name="ce1">
            <text:p>1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ANTY</text:p>
          </table:table-cell>
          <table:table-cell office:value-type="float" office:value="157" table:style-name="ce1">
            <text:p>1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ONARD</text:p>
          </table:table-cell>
          <table:table-cell office:value-type="float" office:value="157" table:style-name="ce1">
            <text:p>1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ODOR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DRZEJ</text:p>
          </table:table-cell>
          <table:table-cell office:value-type="float" office:value="149" table:style-name="ce1">
            <text:p>1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RACJAN</text:p>
          </table:table-cell>
          <table:table-cell office:value-type="float" office:value="148" table:style-name="ce1">
            <text:p>1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YSZARD</text:p>
          </table:table-cell>
          <table:table-cell office:value-type="float" office:value="146" table:style-name="ce1">
            <text:p>1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AJAN</text:p>
          </table:table-cell>
          <table:table-cell office:value-type="float" office:value="144" table:style-name="ce1">
            <text:p>14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USTAW</text:p>
          </table:table-cell>
          <table:table-cell office:value-type="float" office:value="143" table:style-name="ce1">
            <text:p>1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ORIAN</text:p>
          </table:table-cell>
          <table:table-cell office:value-type="float" office:value="142" table:style-name="ce1">
            <text:p>14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WO</text:p>
          </table:table-cell>
          <table:table-cell office:value-type="float" office:value="137" table:style-name="ce1">
            <text:p>1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ULIUSZ</text:p>
          </table:table-cell>
          <table:table-cell office:value-type="float" office:value="136" table:style-name="ce1">
            <text:p>1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EXANDER</text:p>
          </table:table-cell>
          <table:table-cell office:value-type="float" office:value="130" table:style-name="ce1">
            <text:p>1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ĘDRZEJ</text:p>
          </table:table-cell>
          <table:table-cell office:value-type="float" office:value="129" table:style-name="ce1">
            <text:p>1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ACEK</text:p>
          </table:table-cell>
          <table:table-cell office:value-type="float" office:value="124" table:style-name="ce1">
            <text:p>1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LIKS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EREMI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MIGIUSZ</text:p>
          </table:table-cell>
          <table:table-cell office:value-type="float" office:value="111" table:style-name="ce1">
            <text:p>1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RDIAN</text:p>
          </table:table-cell>
          <table:table-cell office:value-type="float" office:value="106" table:style-name="ce1">
            <text:p>1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ORBERT</text:p>
          </table:table-cell>
          <table:table-cell office:value-type="float" office:value="105" table:style-name="ce1">
            <text:p>1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BERT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EWERYN</text:p>
          </table:table-cell>
          <table:table-cell office:value-type="float" office:value="86" table:style-name="ce1">
            <text:p>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UDWIK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ŁADYSŁAW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LIVER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LORIAN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KSYM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AMUEL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YPRIAN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EREMIASZ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O</text:p>
          </table:table-cell>
          <table:table-cell office:value-type="float" office:value="67" table:style-name="ce1">
            <text:p>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UGO</text:p>
          </table:table-cell>
          <table:table-cell office:value-type="float" office:value="67" table:style-name="ce1">
            <text:p>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UCJAN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NIAMIN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RIUSZ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IUSZ</text:p>
          </table:table-cell>
          <table:table-cell office:value-type="float" office:value="57" table:style-name="ce1">
            <text:p>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XIMILIAN</text:p>
          </table:table-cell>
          <table:table-cell office:value-type="float" office:value="57" table:style-name="ce1">
            <text:p>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ZCZEPAN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CELI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EVIN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YTUS</text:p>
          </table:table-cell>
          <table:table-cell office:value-type="float" office:value="47" table:style-name="ce1">
            <text:p>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RNEST</text:p>
          </table:table-cell>
          <table:table-cell office:value-type="float" office:value="47" table:style-name="ce1">
            <text:p>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URYCY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EKSY</text:p>
          </table:table-cell>
          <table:table-cell office:value-type="float" office:value="45" table:style-name="ce1">
            <text:p>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ON</text:p>
          </table:table-cell>
          <table:table-cell office:value-type="float" office:value="45" table:style-name="ce1">
            <text:p>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YDERYK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NON</text:p>
          </table:table-cell>
          <table:table-cell office:value-type="float" office:value="41" table:style-name="ce1">
            <text:p>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KS</text:p>
          </table:table-cell>
          <table:table-cell office:value-type="float" office:value="41" table:style-name="ce1">
            <text:p>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HAN</text:p>
          </table:table-cell>
          <table:table-cell office:value-type="float" office:value="39" table:style-name="ce1">
            <text:p>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LGIERD</text:p>
          </table:table-cell>
          <table:table-cell office:value-type="float" office:value="39" table:style-name="ce1">
            <text:p>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VID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ZBIGNIEW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KTAWIAN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YLWESTER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SCAR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ŁAWOMIR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OMAN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DWARD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ONATAN</text:p>
          </table:table-cell>
          <table:table-cell office:value-type="float" office:value="33" table:style-name="ce1">
            <text:p>3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TIN</text:p>
          </table:table-cell>
          <table:table-cell office:value-type="float" office:value="33" table:style-name="ce1">
            <text:p>3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MILIAN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SJAN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IKOLAS</text:p>
          </table:table-cell>
          <table:table-cell office:value-type="float" office:value="31" table:style-name="ce1">
            <text:p>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RON</text:p>
          </table:table-cell>
          <table:table-cell office:value-type="float" office:value="31" table:style-name="ce1">
            <text:p>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X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CTOR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AYAN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LIWER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NIS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ZIEMOWIT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SAWIER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LEG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ICOLAS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XAVIER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T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ERGIUSZ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SMA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RNARD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NJAMIN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GUSŁAW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LESŁAW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OPOLD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AROSŁAW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SPIAN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ZESŁAW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NIEWKO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ARON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ONASZ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RNELIUSZ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NIEWOMIR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VO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NCENT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NCENTY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ANUSZ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OCH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EWIN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OACHIM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MADEUSZ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SZEK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NEDYKT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K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LEMENS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ONARDO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DMUND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MANUEL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KTOR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ZACHARY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ROSŁAW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UKAS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GDAN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IAN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ACOB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CHAEL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RENEUSZ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NCENT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LAUDIUSZ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ZACHARIASZ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SPER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RWIN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THONY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NIEWOSZ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IASZ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DZIMIR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GUMIŁ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ONISŁAW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YAN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LEK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ANEK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OAH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RYSPIN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ANK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STIAN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OEL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XAWERY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RZESIMIR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OEL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NUEL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RTEK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XYMILIAN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IEL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IEGO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J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ICHOLAS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ECZYSŁAW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LIN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WAN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UCA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UCAS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CH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OJTEK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RISTAN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HANIEL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OMAS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TON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MON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YLAN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LICJAN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W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IAS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O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ZYLI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UIS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OGAN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DGAR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ALDEMAR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AM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MAS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RIC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KUS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AMBOR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DOMIR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OFIL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RARD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YRYL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LIX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AMES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IAN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RISTIAN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OMINIC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REST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NRY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TTHEW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KE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HILIPP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ZYGMUNT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BIAS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BIO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I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ONATHAN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YRIUSZ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TAN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UGUST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MIN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YAN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ANCESCO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EK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TTEO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SCAL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TRICK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CJAN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THAN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LLIAM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OUIS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RISTIAN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UL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AMIR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TEM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TONIO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OBROMIR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AROMIR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YCJAN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YAN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ATOL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UGUSTYN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YMITR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SPER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DWIN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ON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MIR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VAN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ICO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TEO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IONIZY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MIR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ANTIAGO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LTAZAR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UBOMIR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N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ZENON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LO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TEK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HILIP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ŁODZIMIERZ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IAN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IMOTHY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ASON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KOLAJ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IERONIM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CO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UBEN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AIAN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UHAMM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M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ORENZO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YBERIUSZ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ALTER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PHAEL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ETER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TOINE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ÉO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ANTY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AWRZYNIEC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UGENIUSZ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ZDZISŁAW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XYM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ASZ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IAGO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GELO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SPAR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ESSANDRO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TTHIAS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ESŁAW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AKOB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ALENTY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I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ANCISCO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KSEL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BRAHAM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AQOOB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KTOR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OH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THUR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ERT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ZAAK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TO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O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POLONIUSZ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A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USTI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WI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SŁAW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NH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KARY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ERAFI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OE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CHAL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USTAV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FAEL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ROSLAV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ANAEL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CUS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ZAR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MAR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RBERT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EXANDRE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ANUARY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ÖMER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ONEL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LEKSANDR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NNI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EDERICK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MÁ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RISTOPHER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BRAHIM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CJA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ILBERT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OLAN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LA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URELIUSZ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PHAËL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SAVIER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JKEL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EXANDRO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ELIM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KKO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EKSANDR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OVA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ODORO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ASI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ODOR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XIM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VA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ARLE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OMUAL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ANISLAW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ESTOR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AREM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ILIPPO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TTI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CAH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IAGO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RIM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BIE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RNAB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MYTRO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LYA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LENTINO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ACK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TOSŁAW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ESSIO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VI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FRE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XEL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EREMY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ORDA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OMEO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TEMIUSZ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IZAR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IKO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KTAWIUSZ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TTORIO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GEL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OZEF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LLI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ZLATA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IKO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OGER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TONY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KAEL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ONATA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RL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ONIDA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LIA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ARRISO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VIO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EMOWIT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MI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RIK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GNACIO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ILIA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ILIPPO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KO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AIMO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ASH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RLO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AN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LLI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IKOLAJ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ŁAWOSZ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LHELM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IRIL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IMO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ONA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ONATA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OMA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ANCI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GNAR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TVII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OSHU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USZA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ANLEY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OUSSEF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ASSI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ÖKTÜRK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MANDO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LEK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AMI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ANDO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USUF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XIMU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ARLI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090" table:style-name="ro2">
          <table:table-cell table:number-columns-repeated="16384"/>
        </table:table-row>
        <table:named-expressions>
          <table:named-range table:name="CHŁOPCY" table:cell-range-address="CHŁOPCY.$B$1:CHŁOPCY.$B$486" table:base-cell-address="CHŁOPCY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7-08-31T08:33:43Z</dc:date>
  </office:meta>
</office:document-meta>
</file>